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1.06cm" table:align="left"/>
    </style:style>
    <style:style style:name="表格1.A" style:family="table-column">
      <style:table-column-properties style:column-width="2.593cm"/>
    </style:style>
    <style:style style:name="表格1.B" style:family="table-column">
      <style:table-column-properties style:column-width="1.808cm"/>
    </style:style>
    <style:style style:name="表格1.C" style:family="table-column">
      <style:table-column-properties style:column-width="6.659cm"/>
    </style:style>
    <style:style style:name="表格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表格2" style:family="table">
      <style:table-properties style:width="11.06cm" table:align="left"/>
    </style:style>
    <style:style style:name="表格2.A" style:family="table-column">
      <style:table-column-properties style:column-width="2.907cm"/>
    </style:style>
    <style:style style:name="表格2.B" style:family="table-column">
      <style:table-column-properties style:column-width="3.321cm"/>
    </style:style>
    <style:style style:name="表格2.C" style:family="table-column">
      <style:table-column-properties style:column-width="4.831cm"/>
    </style:style>
    <style:style style:name="表格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表格3" style:family="table">
      <style:table-properties style:width="11.06cm" table:align="left"/>
    </style:style>
    <style:style style:name="表格3.A" style:family="table-column">
      <style:table-column-properties style:column-width="2.907cm"/>
    </style:style>
    <style:style style:name="表格3.B" style:family="table-column">
      <style:table-column-properties style:column-width="3.321cm"/>
    </style:style>
    <style:style style:name="表格3.C" style:family="table-column">
      <style:table-column-properties style:column-width="4.831cm"/>
    </style:style>
    <style:style style:name="表格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Standard">
      <style:text-properties officeooo:rsid="000efff7" officeooo:paragraph-rsid="000efff7"/>
    </style:style>
    <style:style style:name="P2" style:family="paragraph" style:parent-style-name="Standard">
      <style:text-properties fo:font-variant="normal" fo:text-transform="none" fo:color="#333333" fo:font-size="14pt" fo:letter-spacing="normal" fo:font-style="normal" fo:font-weight="bold" officeooo:rsid="000efff7" officeooo:paragraph-rsid="0010ae21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333333" fo:font-size="14pt" fo:letter-spacing="normal" fo:font-style="normal" fo:font-weight="bold" officeooo:rsid="000efff7" officeooo:paragraph-rsid="0012cf57" style:font-size-asian="14pt" style:font-style-asian="normal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0efff7" style:font-size-asian="10.5pt" style:font-style-asian="normal" style:font-weight-asian="normal"/>
    </style:style>
    <style:style style:name="P5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12cf57" style:font-size-asian="10.5pt" style:font-style-asian="normal" style:font-weight-asian="normal"/>
    </style:style>
    <style:style style:name="P6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0efff7"/>
    </style:style>
    <style:style style:name="P7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10ae21"/>
    </style:style>
    <style:style style:name="P8" style:family="paragraph" style:parent-style-name="Standard">
      <style:text-properties fo:font-variant="normal" fo:text-transform="none" fo:color="#333333" fo:font-size="10.5pt" fo:letter-spacing="normal" fo:font-style="normal" fo:font-weight="normal" officeooo:rsid="0015e872" officeooo:paragraph-rsid="0015e872"/>
    </style:style>
    <style:style style:name="P9" style:family="paragraph" style:parent-style-name="Standard">
      <style:text-properties fo:font-variant="normal" fo:text-transform="none" fo:color="#333333" fo:font-size="10.5pt" fo:letter-spacing="normal" fo:font-style="normal" fo:font-weight="normal" officeooo:rsid="0015e872" officeooo:paragraph-rsid="00180d24"/>
    </style:style>
    <style:style style:name="P10" style:family="paragraph" style:parent-style-name="Standard">
      <style:text-properties fo:font-variant="normal" fo:text-transform="none" fo:color="#333333" fo:font-size="10.5pt" fo:letter-spacing="normal" fo:font-style="normal" fo:font-weight="normal" officeooo:rsid="0015e872" officeooo:paragraph-rsid="0019f71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name="Microsoft YaHei" fo:font-size="11.25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333333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name-asian="Microsoft YaHei" style:font-size-asian="10.5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color="#333333" style:font-name-asian="Microsoft YaHei" style:font-size-asian="11.25pt"/>
    </style:style>
    <style:style style:name="P17" style:family="paragraph" style:parent-style-name="Standard">
      <style:text-properties fo:font-variant="normal" fo:text-transform="none" fo:color="#333333" fo:font-size="12pt" fo:letter-spacing="normal" fo:font-style="normal" fo:font-weight="bold" officeooo:rsid="001454ed" officeooo:paragraph-rsid="000efff7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333333" fo:font-size="12pt" fo:letter-spacing="normal" fo:font-style="normal" fo:font-weight="bold" officeooo:rsid="0015e872" officeooo:paragraph-rsid="0015e872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333333" fo:font-size="14pt" fo:letter-spacing="normal" fo:font-style="normal" fo:font-weight="bold" officeooo:rsid="000efff7" officeooo:paragraph-rsid="0012cf57" style:font-size-asian="14pt" style:font-style-asian="normal" style:font-weight-asian="bold" style:font-size-complex="14pt" style:font-weight-complex="bold"/>
    </style:style>
    <style:style style:name="P20" style:family="paragraph" style:parent-style-name="Standard">
      <style:text-properties fo:font-variant="normal" fo:text-transform="none" fo:color="#333333" fo:font-size="10.5pt" fo:letter-spacing="normal" fo:font-style="normal" fo:font-weight="normal" officeooo:rsid="000efff7" officeooo:paragraph-rsid="001b099e" style:font-size-asian="10.5pt" style:font-style-asian="normal" style:font-weight-asian="normal" style:font-size-complex="14pt" style:font-weight-complex="bold"/>
    </style:style>
    <style:style style:name="P21" style:family="paragraph" style:parent-style-name="Standard">
      <style:text-properties fo:font-variant="normal" fo:text-transform="none" fo:color="#333333" fo:font-size="10.5pt" fo:letter-spacing="normal" fo:font-style="normal" fo:font-weight="normal" officeooo:rsid="0015e872" officeooo:paragraph-rsid="0019f71e"/>
    </style:style>
    <style:style style:name="P22" style:family="paragraph" style:parent-style-name="Standard">
      <style:text-properties fo:font-variant="normal" fo:text-transform="none" fo:color="#333333" fo:font-size="10.5pt" fo:letter-spacing="normal" fo:font-style="normal" fo:font-weight="normal" officeooo:rsid="0015e872" officeooo:paragraph-rsid="001b099e"/>
    </style:style>
    <style:style style:name="P23" style:family="paragraph" style:parent-style-name="Standard">
      <style:text-properties fo:font-variant="normal" fo:text-transform="none" fo:color="#333333" fo:font-size="10.5pt" fo:letter-spacing="normal" fo:font-style="normal" fo:font-weight="normal" officeooo:rsid="001b099e" officeooo:paragraph-rsid="001b099e"/>
    </style:style>
    <style:style style:name="P24" style:family="paragraph" style:parent-style-name="Standard">
      <style:text-properties officeooo:rsid="000efff7" officeooo:paragraph-rsid="001b099e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style:line-height-at-least="0.635cm" fo:text-align="start" style:justify-single-word="false" fo:text-indent="0cm" style:auto-text-indent="false" fo:padding="0cm" fo:border="none"/>
      <style:text-properties fo:font-variant="normal" fo:text-transform="none" fo:color="#333333" style:font-name="Microsoft YaHei" fo:font-size="11.25pt" fo:letter-spacing="normal" fo:font-style="normal" fo:font-weight="normal" officeooo:rsid="001b099e" officeooo:paragraph-rsid="001dae67"/>
    </style:style>
    <style:style style:name="T1" style:family="text">
      <style:text-properties fo:font-variant="normal" fo:text-transform="none" fo:color="#333333" fo:font-size="10.5pt" fo:letter-spacing="normal" fo:font-style="normal" fo:font-weight="normal"/>
    </style:style>
    <style:style style:name="T2" style:family="text">
      <style:text-properties fo:font-variant="normal" fo:text-transform="none" fo:color="#333333" fo:font-size="10.5pt" fo:letter-spacing="normal" fo:font-style="normal" fo:font-weight="normal" style:font-size-asian="10.5pt" style:font-style-asian="normal" style:font-weight-asian="normal"/>
    </style:style>
    <style:style style:name="T3" style:family="text">
      <style:text-properties fo:font-variant="normal" fo:text-transform="none" fo:color="#333333" fo:font-size="10.5pt" fo:letter-spacing="normal" fo:font-style="normal" fo:font-weight="normal" style:font-size-asian="10.5pt" style:font-style-asian="normal" style:font-weight-asian="normal" style:font-size-complex="14pt" style:font-weight-complex="bold"/>
    </style:style>
    <style:style style:name="T4" style:family="text">
      <style:text-properties fo:color="#333333" style:font-name="Microsoft YaHei" fo:font-size="11.25pt"/>
    </style:style>
    <style:style style:name="T5" style:family="text">
      <style:text-properties fo:color="#333333" style:font-name="Microsoft YaHei" fo:font-size="9.75pt"/>
    </style:style>
    <style:style style:name="T6" style:family="text">
      <style:text-properties style:font-name="Microsoft YaHei" fo:font-size="10.5pt"/>
    </style:style>
    <style:style style:name="T7" style:family="text">
      <style:text-properties style:font-name="Microsoft YaHei" fo:font-size="11.25pt"/>
    </style:style>
    <style:style style:name="T8" style:family="text">
      <style:text-properties style:font-name-asian="Microsoft YaHei" style:font-size-asian="10.5pt"/>
    </style:style>
    <style:style style:name="T9" style:family="text">
      <style:text-properties style:font-name-asian="Microsoft YaHei" style:font-size-asian="11.25pt"/>
    </style:style>
    <style:style style:name="T10" style:family="text">
      <style:text-properties officeooo:rsid="0012cf57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454ed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80d24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99e0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9f71e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b099e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bafe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1dae67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.25</text:p>
      <text:p text:style-name="P1">mysql建表</text:p>
      <text:p text:style-name="P3">shop_info</text:p>
      <text:p text:style-name="P4"/>
      <text:p text:style-name="P4">shop_level是口碑平台对商家规模的一个评价指标，例如个体餐饮商家的门店等级低于大型全国连锁的商家。</text:p>
      <text:p text:style-name="P4">处于同一个location_id的商家相互距离小于2km，而且location_id本身没有实际意义。</text:p>
      <text:p text:style-name="P4"/>
      <text:p text:style-name="P4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11"><text:span text:style-name="Strong_20_Emphasis"><text:span text:style-name="T4">Field</text:span></text:span></text:p>
          </table:table-cell>
          <table:table-cell table:style-name="表格1.A1" office:value-type="string">
            <text:p text:style-name="P11"><text:span text:style-name="Strong_20_Emphasis"><text:span text:style-name="T5">Sample</text:span></text:span></text:p>
          </table:table-cell>
          <table:table-cell table:style-name="表格1.A1" office:value-type="string">
            <text:p text:style-name="P11"><text:span text:style-name="Strong_20_Emphasis"><text:span text:style-name="T4">Description</text:span></text:span></text:p>
          </table:table-cell>
        </table:table-row>
        <table:table-row>
          <table:table-cell table:style-name="表格1.A1" office:value-type="string">
            <text:p text:style-name="P12">shop_id</text:p>
          </table:table-cell>
          <table:table-cell table:style-name="表格1.A1" office:value-type="string">
            <text:p text:style-name="P12">000001</text:p>
          </table:table-cell>
          <table:table-cell table:style-name="表格1.A1" office:value-type="string">
            <text:p text:style-name="P13"><text:span text:style-name="T8">商家</text:span><text:span text:style-name="T6">id</text:span></text:p>
          </table:table-cell>
        </table:table-row>
        <table:table-row>
          <table:table-cell table:style-name="表格1.A1" office:value-type="string">
            <text:p text:style-name="P12">city_name</text:p>
          </table:table-cell>
          <table:table-cell table:style-name="表格1.A1" office:value-type="string">
            <text:p text:style-name="P15">北京</text:p>
          </table:table-cell>
          <table:table-cell table:style-name="表格1.A1" office:value-type="string">
            <text:p text:style-name="P16">市名</text:p>
          </table:table-cell>
        </table:table-row>
        <table:table-row>
          <table:table-cell table:style-name="表格1.A1" office:value-type="string">
            <text:p text:style-name="P12">location_id</text:p>
          </table:table-cell>
          <table:table-cell table:style-name="表格1.A1" office:value-type="string">
            <text:p text:style-name="P12">001</text:p>
          </table:table-cell>
          <table:table-cell table:style-name="表格1.A1" office:value-type="string">
            <text:p text:style-name="P16">所在位置编号，位置接近的商家具有相同的编号</text:p>
          </table:table-cell>
        </table:table-row>
        <table:table-row>
          <table:table-cell table:style-name="表格1.A1" office:value-type="string">
            <text:p text:style-name="P12">per_pay</text:p>
          </table:table-cell>
          <table:table-cell table:style-name="表格1.A1" office:value-type="string">
            <text:p text:style-name="P12">3</text:p>
          </table:table-cell>
          <table:table-cell table:style-name="表格1.A1" office:value-type="string">
            <text:p text:style-name="P16">人均消费（数值越大消费越高）</text:p>
          </table:table-cell>
        </table:table-row>
        <table:table-row>
          <table:table-cell table:style-name="表格1.A1" office:value-type="string">
            <text:p text:style-name="P12">score</text:p>
          </table:table-cell>
          <table:table-cell table:style-name="表格1.A1" office:value-type="string">
            <text:p text:style-name="P12">1</text:p>
          </table:table-cell>
          <table:table-cell table:style-name="表格1.A1" office:value-type="string">
            <text:p text:style-name="P16">评分（数值越大评分越高）</text:p>
          </table:table-cell>
        </table:table-row>
        <table:table-row>
          <table:table-cell table:style-name="表格1.A1" office:value-type="string">
            <text:p text:style-name="P12">comment_cnt</text:p>
          </table:table-cell>
          <table:table-cell table:style-name="表格1.A1" office:value-type="string">
            <text:p text:style-name="P12">2</text:p>
          </table:table-cell>
          <table:table-cell table:style-name="表格1.A1" office:value-type="string">
            <text:p text:style-name="P16">评论数（数值越大评论数越多）</text:p>
          </table:table-cell>
        </table:table-row>
        <table:table-row>
          <table:table-cell table:style-name="表格1.A1" office:value-type="string">
            <text:p text:style-name="P12">shop_level</text:p>
          </table:table-cell>
          <table:table-cell table:style-name="表格1.A1" office:value-type="string">
            <text:p text:style-name="P12">1</text:p>
          </table:table-cell>
          <table:table-cell table:style-name="表格1.A1" office:value-type="string">
            <text:p text:style-name="P16">门店等级（数值越大门店等级越高）</text:p>
          </table:table-cell>
        </table:table-row>
        <table:table-row>
          <table:table-cell table:style-name="表格1.A1" office:value-type="string">
            <text:p text:style-name="P12">cate_1_name</text:p>
          </table:table-cell>
          <table:table-cell table:style-name="表格1.A1" office:value-type="string">
            <text:p text:style-name="P16">美食</text:p>
          </table:table-cell>
          <table:table-cell table:style-name="表格1.A1" office:value-type="string">
            <text:p text:style-name="P16">一级品类名称</text:p>
          </table:table-cell>
        </table:table-row>
        <table:table-row>
          <table:table-cell table:style-name="表格1.A1" office:value-type="string">
            <text:p text:style-name="P12">cate_2_name</text:p>
          </table:table-cell>
          <table:table-cell table:style-name="表格1.A1" office:value-type="string">
            <text:p text:style-name="P16">小吃</text:p>
          </table:table-cell>
          <table:table-cell table:style-name="表格1.A1" office:value-type="string">
            <text:p text:style-name="P16">二级分类名称</text:p>
          </table:table-cell>
        </table:table-row>
        <table:table-row>
          <table:table-cell table:style-name="表格1.A1" office:value-type="string">
            <text:p text:style-name="P12">cate_3_name</text:p>
          </table:table-cell>
          <table:table-cell table:style-name="表格1.A1" office:value-type="string">
            <text:p text:style-name="P16">其他小吃</text:p>
          </table:table-cell>
          <table:table-cell table:style-name="表格1.A1" office:value-type="string">
            <text:p text:style-name="P16">三级分类名称</text:p>
          </table:table-cell>
        </table:table-row>
      </table:table>
      <text:p text:style-name="P4">mysql&gt; create table shop_info(</text:p>
      <text:p text:style-name="P4"><text:s text:c="4"/>-&gt; shop_id int(<text:span text:style-name="T10">11</text:span>) primary key,</text:p>
      <text:p text:style-name="P4"><text:s text:c="4"/>-&gt; city_name varchar(<text:span text:style-name="T10">8</text:span>),</text:p>
      <text:p text:style-name="P4"><text:s text:c="4"/>-&gt; location_id int(<text:span text:style-name="T10">11</text:span>),</text:p>
      <text:p text:style-name="P5"><text:s text:c="4"/>-&gt; per_pay <text:span text:style-name="T10">varchar(20)</text:span>,</text:p>
      <text:p text:style-name="P5"><text:s text:c="4"/>-&gt;<text:span text:style-name="T10"> score varchar(20),</text:span></text:p>
      <text:p text:style-name="P4"><text:s text:c="4"/>-&gt; comment_cnt <text:span text:style-name="T10">varchar(20)</text:span> default 0,</text:p>
      <text:p text:style-name="P4"><text:s text:c="4"/>-&gt; shop_level <text:span text:style-name="T10">varchar(20)</text:span>,</text:p>
      <text:p text:style-name="P4"><text:s text:c="4"/>-&gt; cate_1_name varchar(<text:span text:style-name="T10">20</text:span>),</text:p>
      <text:p text:style-name="P4"><text:s text:c="4"/>-&gt; cate_2_name varchar(<text:span text:style-name="T10">2</text:span>0),</text:p>
      <text:p text:style-name="P5"><text:s text:c="4"/>-&gt; cate_3_name varchar(<text:span text:style-name="T10">2</text:span>0))<text:span text:style-name="T10">engine=myisam,charset utf8</text:span>;</text:p>
      <text:p text:style-name="P4"/>
      <text:p text:style-name="P4"/>
      <text:p text:style-name="P2"/>
      <text:p text:style-name="P3">user_pay</text:p>
      <text:p text:style-name="P3"/>
      <text:p text:style-name="P20">表是用户线下（非外卖消费，是到店消费）前往口碑店铺使用支付宝进行消费的记录，具体数据时间范围是2015-06-26 06:00:00至2016-10-31 23:00:00。</text:p>
      <text:p text:style-name="P24"><text:span text:style-name="T3">表中存在某些商家在某一时间区间内没有用户支付行为的情况。这是由于该商家在该时间段因某些原因没有正常经营导致的。</text:span></text:p>
      <text:p text:style-name="P4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1"><text:span text:style-name="Strong_20_Emphasis"><text:span text:style-name="T4">Field</text:span></text:span></text:p>
          </table:table-cell>
          <table:table-cell table:style-name="表格2.A1" office:value-type="string">
            <text:p text:style-name="P11"><text:span text:style-name="Strong_20_Emphasis"><text:span text:style-name="T4">Sample</text:span></text:span></text:p>
          </table:table-cell>
          <table:table-cell table:style-name="表格2.A1" office:value-type="string">
            <text:p text:style-name="P11"><text:span text:style-name="Strong_20_Emphasis"><text:span text:style-name="T4">Description</text:span></text:span></text:p>
          </table:table-cell>
        </table:table-row>
        <table:table-row>
          <table:table-cell table:style-name="表格2.A1" office:value-type="string">
            <text:p text:style-name="P12">user_id</text:p>
          </table:table-cell>
          <table:table-cell table:style-name="表格2.A1" office:value-type="string">
            <text:p text:style-name="P12">0000000001</text:p>
          </table:table-cell>
          <table:table-cell table:style-name="表格2.A1" office:value-type="string">
            <text:p text:style-name="P14"><text:span text:style-name="T9">用户</text:span><text:span text:style-name="T7">id</text:span></text:p>
          </table:table-cell>
        </table:table-row>
        <text:soft-page-break/>
        <table:table-row>
          <table:table-cell table:style-name="表格2.A1" office:value-type="string">
            <text:p text:style-name="P12">shop_id</text:p>
          </table:table-cell>
          <table:table-cell table:style-name="表格2.A1" office:value-type="string">
            <text:p text:style-name="P12">000001</text:p>
          </table:table-cell>
          <table:table-cell table:style-name="表格2.A1" office:value-type="string">
            <text:p text:style-name="P14"><text:span text:style-name="T9">商家</text:span><text:span text:style-name="T7">id</text:span><text:span text:style-name="T9">，与</text:span><text:span text:style-name="T7">shop_info</text:span><text:span text:style-name="T9">对应</text:span></text:p>
          </table:table-cell>
        </table:table-row>
        <table:table-row>
          <table:table-cell table:style-name="表格2.A1" office:value-type="string">
            <text:p text:style-name="P12">time_stamp</text:p>
          </table:table-cell>
          <table:table-cell table:style-name="表格2.A1" office:value-type="string">
            <text:p text:style-name="P12">2015-10-10 11:00:00</text:p>
          </table:table-cell>
          <table:table-cell table:style-name="表格2.A1" office:value-type="string">
            <text:p text:style-name="P16">支付时间</text:p>
          </table:table-cell>
        </table:table-row>
      </table:table>
      <text:p text:style-name="P6">mysql&gt; create table user_pay(</text:p>
      <text:p text:style-name="P1"><text:bookmark-start text:name="__DdeLink__5_601071028"/><text:span text:style-name="T1"><text:s text:c="4"/>-&gt; </text:span><text:bookmark-end text:name="__DdeLink__5_601071028"/><text:span text:style-name="T1">user_id int(11),</text:span></text:p>
      <text:p text:style-name="P6"><text:s text:c="4"/>-&gt; shop_id int(11),</text:p>
      <text:p text:style-name="P6"><text:s text:c="4"/>-&gt; time_stamp varchar(30),</text:p>
      <text:p text:style-name="P5"><text:s text:c="4"/>-&gt; primary key(user_id,shop_id))<text:span text:style-name="T10">engine=myisam,charset utf8</text:span>;</text:p>
      <text:p text:style-name="P4">加了两个索引 <text:span text:style-name="T10">shop_id,user_id。</text:span></text:p>
      <text:p text:style-name="P4"/>
      <text:p text:style-name="P4"/>
      <text:p text:style-name="P3"/>
      <text:p text:style-name="P3">user_view</text:p>
      <text:p text:style-name="P24"><text:span text:style-name="T2">表是用户线上在口碑平台浏览商家产生的记录。浏览行为指点击进入商家详情页浏览的行为，具体数据时间范围是2016-02-01 00:00:00至2016-10-31 23:00:00。</text:span></text:p>
      <text:p text:style-name="P20"/>
      <text:p text:style-name="P3"/>
      <text:p text:style-name="P3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11"><text:span text:style-name="Strong_20_Emphasis"><text:span text:style-name="T4">Field</text:span></text:span></text:p>
          </table:table-cell>
          <table:table-cell table:style-name="表格3.A1" office:value-type="string">
            <text:p text:style-name="P11"><text:span text:style-name="Strong_20_Emphasis"><text:span text:style-name="T4">Sample</text:span></text:span></text:p>
          </table:table-cell>
          <table:table-cell table:style-name="表格3.A1" office:value-type="string">
            <text:p text:style-name="P11"><text:span text:style-name="Strong_20_Emphasis"><text:span text:style-name="T4">Description</text:span></text:span></text:p>
          </table:table-cell>
        </table:table-row>
        <table:table-row>
          <table:table-cell table:style-name="表格3.A1" office:value-type="string">
            <text:p text:style-name="P12">user_id</text:p>
          </table:table-cell>
          <table:table-cell table:style-name="表格3.A1" office:value-type="string">
            <text:p text:style-name="P12">0000000001</text:p>
          </table:table-cell>
          <table:table-cell table:style-name="表格3.A1" office:value-type="string">
            <text:p text:style-name="P14"><text:span text:style-name="T9">用户</text:span><text:span text:style-name="T7">id</text:span></text:p>
          </table:table-cell>
        </table:table-row>
        <table:table-row>
          <table:table-cell table:style-name="表格3.A1" office:value-type="string">
            <text:p text:style-name="P12">shop_id</text:p>
          </table:table-cell>
          <table:table-cell table:style-name="表格3.A1" office:value-type="string">
            <text:p text:style-name="P12">000001</text:p>
          </table:table-cell>
          <table:table-cell table:style-name="表格3.A1" office:value-type="string">
            <text:p text:style-name="P14"><text:span text:style-name="T9">商家</text:span><text:span text:style-name="T7">id</text:span><text:span text:style-name="T9">，与</text:span><text:span text:style-name="T7">shop_info</text:span><text:span text:style-name="T9">对应</text:span></text:p>
          </table:table-cell>
        </table:table-row>
        <table:table-row>
          <table:table-cell table:style-name="表格3.A1" office:value-type="string">
            <text:p text:style-name="P12">time_stamp</text:p>
          </table:table-cell>
          <table:table-cell table:style-name="表格3.A1" office:value-type="string">
            <text:p text:style-name="P12">2015-10-10 10:00:00</text:p>
          </table:table-cell>
          <table:table-cell table:style-name="表格3.A1" office:value-type="string">
            <text:p text:style-name="P16">浏览时间</text:p>
          </table:table-cell>
        </table:table-row>
      </table:table>
      <text:p text:style-name="P6"><text:line-break/><text:line-break/></text:p>
      <text:p text:style-name="P7">mysql&gt; create table user_view( </text:p>
      <text:p text:style-name="P7"><text:s text:c="4"/>-&gt; user_id int(11), </text:p>
      <text:p text:style-name="P7"><text:s text:c="4"/>-&gt; shop_id int(11), </text:p>
      <text:p text:style-name="P7"><text:s text:c="4"/>-&gt; time_stamp varchar(30)<text:span text:style-name="T10">)engine=myisam,charset utf8;</text:span></text:p>
      <text:p text:style-name="P5">加了两个索引 <text:span text:style-name="T10">shop_id,user_id。</text:span></text:p>
      <text:p text:style-name="P5"/>
      <text:p text:style-name="P6"><text:line-break/><text:span text:style-name="T11">近期任务</text:span><text:span text:style-name="T12">：查找和学习模型，看别人的比赛经历和代码。</text:span></text:p>
      <text:p text:style-name="P17"/>
      <text:p text:style-name="P8"><text:span text:style-name="T12">0</text:span><text:span text:style-name="T11">1.26</text:span></text:p>
      <text:p text:style-name="P18">今天看了些MAPREDUCE的结构内容，估计要用云计算。</text:p>
      <text:p text:style-name="P9"><text:span text:style-name="T11">钦定</text:span><text:span text:style-name="T13">：①</text:span><text:span text:style-name="T11">CART回归树，线性回归和变种（如贝叶斯线性回归（解决了过拟合问题，比用最小二乘法计算LOSS要好），岭回归，l</text:span><text:span text:style-name="T13">asso回归</text:span><text:span text:style-name="T11">）</text:span><text:span text:style-name="T13">，所以我决定CART的模型树的模型用贝叶斯线性回归来训练。</text:span></text:p>
      <text:p text:style-name="P10"><text:span text:style-name="T11">其他</text:span><text:span text:style-name="T15">：</text:span><text:span text:style-name="T11">一些通常分类算法都可以用来回归</text:span><text:span text:style-name="T15">，比如④SVM回归，②</text:span><text:span text:style-name="T11">神经网络回归</text:span><text:span text:style-name="T15">。</text:span></text:p>
      <text:p text:style-name="P10"><text:span text:style-name="T14">③GBDT回归树</text:span><text:span text:style-name="T11">。</text:span></text:p>
      <text:p text:style-name="P22"><text:span text:style-name="T11">改变了shop_</text:span><text:span text:style-name="T16">info : update shop_info set comment_cnt=0 where comment_cnt='';</text:span></text:p>
      <text:p text:style-name="P23"><text:span text:style-name="T11">score是否设置为0我觉得有待商榷</text:span><text:span text:style-name="T17">。</text:span></text:p>
      <text:p text:style-name="P23"><text:span text:style-name="T17">同时，为了更好的统计，我删掉了user_view和user_pay里面的time_stamp的具体时间。</text:span></text:p>
      <text:p text:style-name="P25"><text:span text:style-name="T17">如</text:span><text:bookmark-start text:name="__DdeLink__423_167465374"/><text:span text:style-name="T17">2015-10-10</text:span><text:bookmark-end text:name="__DdeLink__423_167465374"/><text:span text:style-name="T17"> 10:00:00 -&gt;2015-10-10</text:span></text:p>
      <text:p text:style-name="P25"><text:soft-page-break/><text:span text:style-name="T18">update user_pay set time_stamp=substring(time_stamp,1,10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22:18:46.957321007</meta:creation-date>
    <dc:date>2017-01-27T00:09:37.560739765</dc:date>
    <meta:editing-duration>PT17M58S</meta:editing-duration>
    <meta:editing-cycles>5</meta:editing-cycles>
    <meta:generator>LibreOffice/5.1.4.2$Linux_X86_64 LibreOffice_project/10m0$Build-2</meta:generator>
    <meta:document-statistic meta:table-count="3" meta:image-count="0" meta:object-count="0" meta:page-count="3" meta:paragraph-count="101" meta:word-count="740" meta:character-count="1973" meta:non-whitespace-character-count="1829"/>
  </office:meta>
</office:document-meta>
</file>